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sans-serif"/>
    </style:style>
    <style:style style:name="T3" style:parent-style-name="Fonteparág.padrão" style:family="text">
      <style:text-properties style:font-name="sans-serif"/>
    </style:style>
    <style:style style:name="T4" style:parent-style-name="Fonteparág.padrão" style:family="text">
      <style:text-properties style:font-name="sans-serif"/>
    </style:style>
    <style:style style:name="T5" style:parent-style-name="Fonteparág.padrão" style:family="text">
      <style:text-properties style:font-name="sans-serif"/>
    </style:style>
    <style:style style:name="T6" style:parent-style-name="Fonteparág.padrão" style:family="text">
      <style:text-properties style:font-name="sans-serif"/>
    </style:style>
    <style:style style:name="T7" style:parent-style-name="Fonteparág.padrão" style:family="text">
      <style:text-properties style:font-name="sans-serif"/>
    </style:style>
    <style:style style:name="T8" style:parent-style-name="Fonteparág.padrão" style:family="text">
      <style:text-properties style:font-name="sans-serif"/>
    </style:style>
    <style:style style:name="T9" style:parent-style-name="Fonteparág.padrão" style:family="text">
      <style:text-properties style:font-name="sans-serif"/>
    </style:style>
    <style:style style:name="T10" style:parent-style-name="Fonteparág.padrão" style:family="text">
      <style:text-properties style:font-name="sans-serif"/>
    </style:style>
    <style:style style:name="T11" style:parent-style-name="Fonteparág.padrão" style:family="text">
      <style:text-properties style:font-name="sans-serif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--<text:bookmark-start text:name="page16R_mcid1"/><text:bookmark-end text:name="page16R_mcid1"/><text:span text:style-name="T2">1) buscar os IDs e títulos dos filmes dos anos 2002 e 2003 com duração superior a 90 e inferior a 120.</text:span><text:bookmark-start text:name="page16R_mcid2"/><text:bookmark-end text:name="page16R_mcid2"/><text:line-break/><text:span text:style-name="T3">Exibir o resultado ordenado por título;</text:span></text:p>
      <text:p text:style-name="Standard"/>
      <text:p text:style-name="Standard">select id, titulo</text:p>
      <text:p text:style-name="Standard">from filmes</text:p>
      <text:p text:style-name="Standard">where<text:s/>ano = 2002 or ano = 2003 and(</text:p>
      <text:p text:style-name="Standard"><text:tab/>duracao&gt;90 and duracao&lt;120)</text:p>
      <text:p text:style-name="Standard"><text:tab/>order by titulo</text:p>
      <text:p text:style-name="Standard"/>
      <text:p text:style-name="Standard">2)<text:bookmark-start text:name="page16R_mcid3"/><text:bookmark-end text:name="page16R_mcid3"/><text:span text:style-name="T4">buscar os IDs e nomes dos funcionários do noturno que também são clientes e realizaram reservas em</text:span><text:bookmark-start text:name="page16R_mcid4"/><text:bookmark-end text:name="page16R_mcid4"/><text:line-break/><text:span text:style-name="T5">01/10/2006;</text:span></text:p>
      <text:p text:style-name="Standard"/>
      <text:p text:style-name="Standard">select funcionarios.id, funcionarios.nome</text:p>
      <text:p text:style-name="Standard">from funcionarios join<text:s/>clientes on funcionarios.cpf = clientes.cpf join reservas on clientes.id = reservas.cliente</text:p>
      <text:p text:style-name="Standard">where funcionarios.turno='N' and clientes.cpf = funcionarios.cpf and reservas.datar ='2006-10-01'</text:p>
      <text:p text:style-name="Standard"/>
      <text:p text:style-name="Standard"><text:bookmark-start text:name="page16R_mcid5"/><text:bookmark-end text:name="page16R_mcid5"/><text:span text:style-name="T6">3) buscar os títulos e nomes de estilos dos filmes locados em 3</text:span><text:span text:style-name="T7">0/09/2006 e 01/10/2006; Exibir o</text:span><text:bookmark-start text:name="page16R_mcid6"/><text:bookmark-end text:name="page16R_mcid6"/><text:line-break/><text:span text:style-name="T8">resultado ordenado de forma decrescente por estilo e de forma crescente por título;</text:span></text:p>
      <text:p text:style-name="Standard"/>
      <text:p text:style-name="Standard">select f.titulo, e.nome</text:p>
      <text:p text:style-name="Standard">from filmes f join estilos e on f.estilo = e.id join locacoes l on f.id = l.filme</text:p>
      <text:p text:style-name="Standard">where l.datar = date('2006-11-30') or l.datar = date('2006-10-01')</text:p>
      <text:p text:style-name="Standard">order by e.nome desc, f.titulo</text:p>
      <text:p text:style-name="Standard"/>
      <text:p text:style-name="Standard"><text:bookmark-start text:name="page16R_mcid7"/><text:bookmark-end text:name="page16R_mcid7"/><text:span text:style-name="T9">4) buscar os nomes e endereços dos clientes de Florianópolis e os nomes dos clientes que eles são</text:span><text:bookmark-start text:name="page16R_mcid8"/><text:bookmark-end text:name="page16R_mcid8"/><text:line-break/><text:span text:style-name="T10">responsáveis;</text:span></text:p>
      <text:p text:style-name="Standard">select c.nome,c.endereco, c2.responsavel</text:p>
      <text:p text:style-name="Standard">from clientes c left join clientes<text:s/>c2</text:p>
      <text:p text:style-name="Standard">on c.id = c2.id</text:p>
      <text:p text:style-name="Standard">where c.cidade='Florianópolis'</text:p>
      <text:p text:style-name="Standard"/>
      <text:p text:style-name="Standard"/>
      <text:p text:style-name="Standard"><text:bookmark-start text:name="page16R_mcid9"/><text:bookmark-end text:name="page16R_mcid9"/><text:span text:style-name="T11">5) buscar os nomes e endereços dos clientes que já entregaram DVDs com atraso;</text:span></text:p>
      <text:p text:style-name="Standard">select c.nome,c.endereco</text:p>
      <text:p text:style-name="Standard">from clientes c join locacoes l on c.id = l.cliente</text:p>
      <text:p text:style-name="Standard">where l.datapd &lt; l.datad</text:p>
      <text:p text:style-name="P12"><text:bookmark-start text:name="page16R_mcid10"/><text:bookmark-end text:name="page16R_mcid1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23-06-05T13:41:00Z</meta:creation-date>
    <dc:date>2023-07-31T22:45:00Z</dc:date>
    <meta:template xlink:href="Normal" xlink:type="simple"/>
    <meta:editing-cycles>3</meta:editing-cycles>
    <meta:editing-duration>PT780S</meta:editing-duration>
    <meta:document-statistic meta:page-count="1" meta:paragraph-count="2" meta:word-count="224" meta:character-count="1435" meta:row-count="10" meta:non-whitespace-character-count="1213"/>
  </office:meta>
</office:document-meta>
</file>